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rumentationMemberAccessor.assureArguments( AccessibleObject target , Object owner , Class &lt; ? &gt; type , Object [ ] values , Class &lt; ? &gt; [ ] typ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InstrumentationMemberAccessor.invoke( Method method , Object target , Object ... argumen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InstrumentationMemberAccessor.newInstance( Constructor &lt; ? &gt; constructor , OnConstruction onConstruction , Object ... argumen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InstrumentationMemberAccessor.InstrumentationMemberAccess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InstrumentationMemberAccessor.assureOpen( Object module , String packag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strumentationMemberAccessor.get( Field field , Object targ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nstrumentationMemberAccessor.set( Field field , Object target , Object 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InstrumentationMemberAccessor.newInstance( Constructor &lt; ? &gt; constructor , Object ...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